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OnEvent</text:h>
                    <text:list>
                        <text:list-item>
                            <text:h text:style-name="Heading_20_2" text:outline-level="2">Description</text:h>
                        </text:list-item>
                    </text:list>
                </text:list-item>
            </text:list>

            <text:p text:style-name="Standard"/>

            <text:p text:style-name="Standard"><text:span>It is used to process events that can be broadcast within the page where the Action is locat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text:span>Event to be processed. The following page events are available:</text:span></text:p><text:span> </text:span><text:list xml:id="list1" text:style-name="List_20_1">
                    <text:list-item>
                            <text:p text:style-name="List_20_1">
                            <text:span><text:span text:style-name="backtick">Page open</text:span><text:span> - emitted when the page becomes active, eg when it is displayed with the `ShowPage' Action.</text:span></text:span>
                            </text:p>
                        </text:list-item>,<text:list-item>
                            <text:p text:style-name="List_20_1">
                            <text:span><text:span text:style-name="backtick">Page close</text:span><text:span> - emitted when the page becomes inactive.</text:span></text:span>
                            </text:p>
                        </text:list-item>,<text:list-item>
                            <text:p text:style-name="List_20_1">
                            <text:span><text:span text:style-name="backtick">Keydown</text:span><text:span> - emitted when a key on the keyboard is pressed. A string with </text:span>keyboard name (<text:a xlink:type="simple" xlink:href="https://developer.mozilla.org/en-US/docs/Web/API/UI_Events/Keyboard_event_key_values" text:style-name="Internet_20_link" text:visited-style-name="Visited_20_Internet_20_Link">link</text:a>)<text:span> is sent to the </text:span><text:span text:style-name="backtick">event</text:span><text:span> outpu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 Flow execution continues through this output when the selected event is emitted.</text:span></text:p><text:span> </text:span>
                            <text:p text:style-name="Standard"/>,
                            <text:list xml:id="list513662346"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ext:span>Through this output, additional information (if any) is sent for the broadcast event. The </text:span><text:span text:style-name="backtick">Page open</text:span><text:span> and </text:span><text:span text:style-name="backtick">Page close</text:span><text:span> events do not send anything through this event, and the </text:span><text:span text:style-name="backtick">Keydown</text:span><text:span> event sends a string with </text:span>key name (<text:a xlink:type="simple" xlink:href="https://developer.mozilla.org/en-US/docs/Web/API/UI_Events/Keyboard_event_key_values" text:style-name="Internet_20_link" text:visited-style-name="Visited_20_Internet_20_Link">link</text:a>)<text:span>.</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Tetri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